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D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">
            <text:p>1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Jayde Sykes #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b</text:p>
          </table:table-cell>
          <table:table-cell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Mekhi Molleken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170" table:number-columns-spanned="1" table:number-rows-spanned="3">
            <text:p>1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Trystan Penner #</text:p>
          </table:table-cell>
          <table:covered-table-cell table:style-name="ce19" table:content-validation-name="val2"/>
          <table:table-cell table:number-columns-repeated="8" table:style-name="ce26"/>
          <table:table-cell table:number-columns-repeated="2"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Dawson Moreland #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8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60">
            <text:p>60</text:p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90">
            <text:p>90</text:p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110">
            <text:p>110</text:p>
          </table:table-cell>
          <table:table-cell table:style-name="ce20" table:formula="of:=[Calculations.N7]" office:value-type="float" office:value="130">
            <text:p>130</text:p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60">
            <text:p>16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70">
            <text:p>17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bigail Kutovnen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Coralee Anderson #</text:p>
          </table:table-cell>
          <table:covered-table-cell table:style-name="ce21" table:content-validation-name="val3"/>
          <table:table-cell table:number-columns-repeated="5" table:style-name="ce27"/>
          <table:table-cell table:style-name="ce27" office:value-type="string">
            <text:p>e</text:p>
          </table:table-cell>
          <table:table-cell table:number-columns-repeated="6" table:style-name="ce27"/>
          <table:table-cell table:style-name="ce40" office:value-type="string">
            <text:p>c</text:p>
          </table:table-cell>
          <table:table-cell table:style-name="ce27" office:value-type="string">
            <text:p>e</text:p>
          </table:table-cell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Joseph Hrycak #</text:p>
          </table:table-cell>
          <table:covered-table-cell table:style-name="ce21" table:content-validation-name="val3"/>
          <table:table-cell table:style-name="ce27" office:value-type="string">
            <text:p>e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60">
            <text:p>6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80">
            <text:p>80</text:p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00">
            <text:p>100</text:p>
          </table:table-cell>
          <table:table-cell table:style-name="ce20" table:formula="of:=[Calculations.R58]" office:value-type="float" office:value="90">
            <text:p>90</text:p>
          </table:table-cell>
          <table:table-cell table:style-name="ce20" table:formula="of:=[Calculations.S58]" office:value-type="float" office:value="110">
            <text:p>11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ussell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">
            <text:p>1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Faith Klimack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Noah Belhumer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Diana Grams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Logan Bartkiw #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8" table:style-name="ce28"/>
          <table:table-cell table:style-name="ce41"/>
          <table:table-cell table:style-name="ce28" office:value-type="string">
            <text:p>e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Luke Massey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30">
            <text:p>3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D">
            <text:p>Quiz CD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ewood 2">
            <text:p>Rosewood 2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70">
            <text:p>170</text:p>
          </table:table-cell>
          <table:table-cell table:style-name="ce58" table:formula="of:=[Calculations.AE16]" office:value-type="float" office:value="19">
            <text:p>19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5">
            <text:p>Langenburg 5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110">
            <text:p>110</text:p>
          </table:table-cell>
          <table:table-cell table:style-name="ce58" table:formula="of:=[Calculations.AE17]" office:value-type="float" office:value="11">
            <text:p>11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ussell 1">
            <text:p>Russell 1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30">
            <text:p>30</text:p>
          </table:table-cell>
          <table:table-cell table:style-name="ce58" table:formula="of:=[Calculations.AE18]" office:value-type="float" office:value="2">
            <text:p>2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ewood 2">
            <text:p>Rosewood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70">
            <text:p>1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Jayde Sykes #">
            <text:p>Jayde Sykes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 office:value-type="string" office:string-value="b">
            <text:p>b</text:p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Mekhi Molleken #">
            <text:p>Mekhi Molleken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Trystan Penner #">
            <text:p>Trystan Penner #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 office:value-type="string" office:string-value="c">
            <text:p>c</text:p>
          </table:table-cell>
          <table:table-cell table:style-name="ce66" table:formula="of:=[Calculations.N4]" office:value-type="string" office:string-value="c">
            <text:p>c</text:p>
          </table:table-cell>
          <table:table-cell table:style-name="ce66" table:formula="of:=[Calculations.O4]">
            <text:p/>
          </table:table-cell>
          <table:table-cell table:style-name="ce66" table:formula="of:=[Calculations.P4]" office:value-type="string" office:string-value="c">
            <text:p>c</text:p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Dawson Moreland #">
            <text:p>Dawson Moreland #</text:p>
          </table:table-cell>
          <table:table-cell table:formula="of:=[Calculations.B5]" office:value-type="float" office:value="70">
            <text:p>7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 office:value-type="string" office:string-value="c">
            <text:p>c</text:p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 office:value-type="string" office:string-value="c">
            <text:p>c</text:p>
          </table:table-cell>
          <table:table-cell table:style-name="ce66" table:formula="of:=[Calculations.J5]">
            <text:p/>
          </table:table-cell>
          <table:table-cell table:style-name="ce66" table:formula="of:=[Calculations.K5]" office:value-type="string" office:string-value="c">
            <text:p>c</text:p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60">
            <text:p>60</text:p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90">
            <text:p>90</text:p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110">
            <text:p>110</text:p>
          </table:table-cell>
          <table:table-cell table:style-name="ce65" table:formula="of:=[Calculations.N7]" office:value-type="float" office:value="130">
            <text:p>130</text:p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60">
            <text:p>16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70">
            <text:p>17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5">
            <text:p>Langenburg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bigail Kutovnen #">
            <text:p>Abigail Kutovnen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Coralee Anderson #">
            <text:p>Coralee Anderson #</text:p>
          </table:table-cell>
          <table:table-cell table:formula="of:=[Calculations.B54]" office:value-type="float" office:value="30">
            <text:p>30</text:p>
          </table:table-cell>
          <table:table-cell table:style-name="ce60" table:formula="of:=[Calculations.C54]" office:value-type="float" office:value="2">
            <text:p>2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e">
            <text:p>e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 office:value-type="string" office:string-value="c">
            <text:p>c</text:p>
          </table:table-cell>
          <table:table-cell table:style-name="ce66" table:formula="of:=[Calculations.R54]" office:value-type="string" office:string-value="e">
            <text:p>e</text:p>
          </table:table-cell>
          <table:table-cell table:style-name="ce66" table:formula="of:=[Calculations.S54]" office:value-type="string" office:string-value="c">
            <text:p>c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>
            <text:p/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Joseph Hrycak #">
            <text:p>Joseph Hrycak #</text:p>
          </table:table-cell>
          <table:table-cell table:formula="of:=[Calculations.B56]" office:value-type="float" office:value="60">
            <text:p>6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 office:value-type="string" office:string-value="e">
            <text:p>e</text:p>
          </table:table-cell>
          <table:table-cell table:style-name="ce66" table:formula="of:=[Calculations.F56]">
            <text:p/>
          </table:table-cell>
          <table:table-cell table:style-name="ce66" table:formula="of:=[Calculations.G56]" office:value-type="string" office:string-value="c">
            <text:p>c</text:p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c">
            <text:p>c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 office:value-type="string" office:string-value="c">
            <text:p>c</text:p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40">
            <text:p>4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60">
            <text:p>6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80">
            <text:p>80</text:p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00">
            <text:p>100</text:p>
          </table:table-cell>
          <table:table-cell table:style-name="ce65" table:formula="of:=[Calculations.R58]" office:value-type="float" office:value="90">
            <text:p>90</text:p>
          </table:table-cell>
          <table:table-cell table:style-name="ce65" table:formula="of:=[Calculations.S58]" office:value-type="float" office:value="110">
            <text:p>11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ussell 1">
            <text:p>Russell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Faith Klimack #">
            <text:p>Faith Klimack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Noah Belhumer #">
            <text:p>Noah Belhumer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Diana Grams #">
            <text:p>Diana Grams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Logan Bartkiw #">
            <text:p>Logan Bartkiw #</text:p>
          </table:table-cell>
          <table:table-cell table:formula="of:=[Calculations.B107]" office:value-type="float" office:value="20">
            <text:p>2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 office:value-type="string" office:string-value="c">
            <text:p>c</text:p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 office:value-type="string" office:string-value="e">
            <text:p>e</text:p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Luke Massey #">
            <text:p>Luke Massey #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30">
            <text:p>3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ewood 2">
            <text:p>Rosewood 2</text:p>
          </table:table-cell>
          <table:table-cell table:style-name="ce9" table:formula="of:=CONCATENATE([$Quiz.$C$3];[$Quiz.$D$3])" office:value-type="string" office:string-value="CD">
            <text:p>CD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70">
            <text:p>170</text:p>
          </table:table-cell>
          <table:table-cell table:style-name="ce24" table:formula="of:=[Calculations.AE16]" office:value-type="float" office:value="19">
            <text:p>19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5">
            <text:p>Langenburg 5</text:p>
          </table:table-cell>
          <table:table-cell table:style-name="ce9" table:formula="of:=CONCATENATE([$Quiz.$C$3];[$Quiz.$D$3])" office:value-type="string" office:string-value="CD">
            <text:p>CD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1">
            <text:p>11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ussell 1">
            <text:p>Russell 1</text:p>
          </table:table-cell>
          <table:table-cell table:style-name="ce9" table:formula="of:=CONCATENATE([$Quiz.$C$3];[$Quiz.$D$3])" office:value-type="string" office:string-value="CD">
            <text:p>CD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30">
            <text:p>30</text:p>
          </table:table-cell>
          <table:table-cell table:style-name="ce24" table:formula="of:=[Calculations.AE18]" office:value-type="float" office:value="2">
            <text:p>2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ayde Sykes #">
            <text:p>Jayde Sykes #</text:p>
          </table:table-cell>
          <table:table-cell table:style-name="ce24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Mekhi Molleken #">
            <text:p>Mekhi Molleken #</text:p>
          </table:table-cell>
          <table:table-cell table:style-name="ce24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Trystan Penner #">
            <text:p>Trystan Penner #</text:p>
          </table:table-cell>
          <table:table-cell table:style-name="ce24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Dawson Moreland #">
            <text:p>Dawson Moreland #</text:p>
          </table:table-cell>
          <table:table-cell table:style-name="ce24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]" office:value-type="float" office:value="70">
            <text:p>7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ewood 2">
            <text:p>Rosewood 2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bigail Kutovnen #">
            <text:p>Abigail Kutovnen #</text:p>
          </table:table-cell>
          <table:table-cell table:style-name="ce24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Coralee Anderson #">
            <text:p>Coralee Anderson #</text:p>
          </table:table-cell>
          <table:table-cell table:style-name="ce24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4]" office:value-type="float" office:value="30">
            <text:p>3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5]">
            <text:p/>
          </table:table-cell>
          <table:table-cell table:style-name="ce24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Joseph Hrycak #">
            <text:p>Joseph Hrycak #</text:p>
          </table:table-cell>
          <table:table-cell table:style-name="ce24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6]" office:value-type="float" office:value="60">
            <text:p>6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5">
            <text:p>Langenburg 5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Faith Klimack #">
            <text:p>Faith Klimack #</text:p>
          </table:table-cell>
          <table:table-cell table:style-name="ce24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Noah Belhumer #">
            <text:p>Noah Belhumer #</text:p>
          </table:table-cell>
          <table:table-cell table:style-name="ce24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Diana Grams #">
            <text:p>Diana Grams #</text:p>
          </table:table-cell>
          <table:table-cell table:style-name="ce24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Logan Bartkiw #">
            <text:p>Logan Bartkiw #</text:p>
          </table:table-cell>
          <table:table-cell table:style-name="ce24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Luke Massey #">
            <text:p>Luke Massey #</text:p>
          </table:table-cell>
          <table:table-cell table:style-name="ce24" table:formula="of:=Team3" office:value-type="string" office:string-value="Russell 1">
            <text:p>Russell 1</text:p>
          </table:table-cell>
          <table:table-cell table:formula="of:=CONCATENATE([$Quiz.$C$3];[$Quiz.$D$3])" office:value-type="string" office:string-value="CD">
            <text:p>CD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ewood 2">
            <text:p>Rosewood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ayde Sykes #">
            <text:p>Jayde Sykes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 office:value-type="string" office:string-value="b">
            <text:p>b</text:p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Mekhi Molleken #">
            <text:p>Mekhi Molleken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Trystan Penner #">
            <text:p>Trystan Penner #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 office:value-type="string" office:string-value="c">
            <text:p>c</text:p>
          </table:table-cell>
          <table:table-cell table:style-name="ce78" table:formula="of:=IF([Quiz.M8]=0;&quot;&quot;;[Quiz.M8])" office:value-type="string" office:string-value="c">
            <text:p>c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 office:value-type="string" office:string-value="c">
            <text:p>c</text:p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ewood 2">
            <text:p>Rosewood 2</text:p>
          </table:table-cell>
          <table:table-cell table:style-name="ce77" table:formula="of:=[.$S$42]" office:value-type="float" office:value="170">
            <text:p>17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9">
            <text:p>19</text:p>
          </table:table-cell>
          <table:table-cell table:style-name="ce78" table:formula="of:=VLOOKUP([.AG$3];TeamPoints;2)+MAX(([.$AC4]-VLOOKUP([.AG$3];TeamPoints;3))/10;0)" office:value-type="float" office:value="18">
            <text:p>18</text:p>
          </table:table-cell>
          <table:table-cell table:style-name="ce78" table:formula="of:=VLOOKUP([.AH$3];TeamPoints;2)+MAX(([.$AC4]-VLOOKUP([.AH$3];TeamPoints;3))/10;0)" office:value-type="float" office:value="17">
            <text:p>17</text:p>
          </table:table-cell>
          <table:table-cell table:style-name="ce78" table:formula="of:=VLOOKUP([.AI$3];TeamPoints;2)+MAX(([.$AC4]-VLOOKUP([.AI$3];TeamPoints;3))/10;0)" office:value-type="float" office:value="17">
            <text:p>17</text:p>
          </table:table-cell>
          <table:table-cell table:style-name="ce78" table:formula="of:=VLOOKUP([.AJ$3];TeamPoints;2)+MAX(([.$AC4]-VLOOKUP([.AJ$3];TeamPoints;3))/10;0)" office:value-type="float" office:value="17">
            <text:p>17</text:p>
          </table:table-cell>
          <table:table-cell table:style-name="ce78" table:formula="of:=VLOOKUP([.AK$3];TeamPoints;2)+MAX(([.$AC4]-VLOOKUP([.AK$3];TeamPoints;3))/10;0)" office:value-type="float" office:value="16">
            <text:p>16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Dawson Moreland #">
            <text:p>Dawson Moreland #</text:p>
          </table:table-cell>
          <table:table-cell table:style-name="ce77" table:formula="of:=[.S13]*20+[.Z13]+[.Z25]+[.Z35]" office:value-type="float" office:value="70">
            <text:p>7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 office:value-type="string" office:string-value="c">
            <text:p>c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 office:value-type="string" office:string-value="c">
            <text:p>c</text:p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 office:value-type="string" office:string-value="c">
            <text:p>c</text:p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5">
            <text:p>Langenburg 5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3">
            <text:p>13</text:p>
          </table:table-cell>
          <table:table-cell table:style-name="ce78" table:formula="of:=VLOOKUP([.AG$3];TeamPoints;2)+MAX(([.$AC5]-VLOOKUP([.AG$3];TeamPoints;3))/10;0)" office:value-type="float" office:value="12">
            <text:p>12</text:p>
          </table:table-cell>
          <table:table-cell table:style-name="ce78" table:formula="of:=VLOOKUP([.AH$3];TeamPoints;2)+MAX(([.$AC5]-VLOOKUP([.AH$3];TeamPoints;3))/10;0)" office:value-type="float" office:value="11">
            <text:p>11</text:p>
          </table:table-cell>
          <table:table-cell table:style-name="ce78" table:formula="of:=VLOOKUP([.AI$3];TeamPoints;2)+MAX(([.$AC5]-VLOOKUP([.AI$3];TeamPoints;3))/10;0)" office:value-type="float" office:value="11">
            <text:p>11</text:p>
          </table:table-cell>
          <table:table-cell table:style-name="ce78" table:formula="of:=VLOOKUP([.AJ$3];TeamPoints;2)+MAX(([.$AC5]-VLOOKUP([.AJ$3];TeamPoints;3))/10;0)" office:value-type="float" office:value="11">
            <text:p>11</text:p>
          </table:table-cell>
          <table:table-cell table:style-name="ce78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ussell 1">
            <text:p>Russell 1</text:p>
          </table:table-cell>
          <table:table-cell table:style-name="ce77" table:formula="of:=[.$S$144]" office:value-type="float" office:value="30">
            <text:p>3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60">
            <text:p>6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90">
            <text:p>9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110">
            <text:p>110</text:p>
          </table:table-cell>
          <table:table-cell table:style-name="ce78" table:formula="of:=IF([.N41]=0;&quot;&quot;;[.N42])" office:value-type="float" office:value="130">
            <text:p>13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60">
            <text:p>16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70">
            <text:p>17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ewood 2">
            <text:p>Rosewood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Langenburg 5">
            <text:p>Langenburg 5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2">
            <text:p>2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3">
            <text:p>3</text:p>
          </table:table-cell>
          <table:table-cell table:formula="of:=IF(LOWER([.L5])=&quot;c&quot;;[.K13]+1;[.K13])" office:value-type="float" office:value="3">
            <text:p>3</text:p>
          </table:table-cell>
          <table:table-cell table:formula="of:=IF(LOWER([.M5])=&quot;c&quot;;[.L13]+1;[.L13])" office:value-type="float" office:value="3">
            <text:p>3</text:p>
          </table:table-cell>
          <table:table-cell table:formula="of:=IF(LOWER([.N5])=&quot;c&quot;;[.M13]+1;[.M13])" office:value-type="float" office:value="3">
            <text:p>3</text:p>
          </table:table-cell>
          <table:table-cell table:formula="of:=IF(LOWER([.O5])=&quot;c&quot;;[.N13]+1;[.N13])" office:value-type="float" office:value="3">
            <text:p>3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Russell 1">
            <text:p>Russell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5">
            <text:p>5</text:p>
          </table:table-cell>
          <table:table-cell table:formula="of:=SUM([.O10:.O14])" office:value-type="float" office:value="5">
            <text:p>5</text:p>
          </table:table-cell>
          <table:table-cell table:formula="of:=SUM([.P10:.P14])" office:value-type="float" office:value="6">
            <text:p>6</text:p>
          </table:table-cell>
          <table:table-cell table:formula="of:=SUM([.Q10:.Q14])" office:value-type="float" office:value="6">
            <text:p>6</text:p>
          </table:table-cell>
          <table:table-cell table:formula="of:=SUM([.R10:.R14])" office:value-type="float" office:value="6">
            <text:p>6</text:p>
          </table:table-cell>
          <table:table-cell table:formula="of:=SUM([.S10:.S14])" office:value-type="float" office:value="6">
            <text:p>6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6">
            <text:p>6</text:p>
          </table:table-cell>
          <table:table-cell table:formula="of:=SUM([.W10:.W14])" office:value-type="float" office:value="6">
            <text:p>6</text:p>
          </table:table-cell>
          <table:table-cell table:formula="of:=SUM([.X10:.X14])" office:value-type="float" office:value="6">
            <text:p>6</text:p>
          </table:table-cell>
          <table:table-cell table:formula="of:=SUM([.Y10:.Y14])" office:value-type="float" office:value="6">
            <text:p>6</text:p>
          </table:table-cell>
          <table:table-cell table:number-columns-repeated="2"/>
          <table:table-cell table:formula="of:=[.$A$1]" office:value-type="string" office:string-value="Rosewood 2">
            <text:p>Rosewood 2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70">
            <text:p>170</text:p>
          </table:table-cell>
          <table:table-cell table:style-name="ce77" table:formula="of:=HLOOKUP([.AC16];TotalPoints;2)" office:value-type="float" office:value="19">
            <text:p>19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5">
            <text:p>Langenburg 5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HLOOKUP([.AC17];TotalPoints;3)" office:value-type="float" office:value="11">
            <text:p>11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10">
            <text:p>1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10">
            <text:p>1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ussell 1">
            <text:p>Russell 1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30">
            <text:p>30</text:p>
          </table:table-cell>
          <table:table-cell table:style-name="ce77" table:formula="of:=HLOOKUP([.AC18];TotalPoints;4)" office:value-type="float" office:value="2">
            <text:p>2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ayde Sykes #">
            <text:p>Jayde Syke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ekhi Molleken #">
            <text:p>Mekhi Mollek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rystan Penner #">
            <text:p>Trystan Penn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Dawson Moreland #">
            <text:p>Dawson Moreland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30">
            <text:p>3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30">
            <text:p>3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10">
            <text:p>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90">
            <text:p>90</text:p>
          </table:table-cell>
          <table:table-cell table:formula="of:=[.K42]+[.L41]" office:value-type="float" office:value="90">
            <text:p>90</text:p>
          </table:table-cell>
          <table:table-cell table:formula="of:=[.L42]+[.M41]" office:value-type="float" office:value="110">
            <text:p>110</text:p>
          </table:table-cell>
          <table:table-cell table:formula="of:=[.M42]+[.N41]" office:value-type="float" office:value="130">
            <text:p>130</text:p>
          </table:table-cell>
          <table:table-cell table:formula="of:=[.N42]+[.O41]" office:value-type="float" office:value="130">
            <text:p>130</text:p>
          </table:table-cell>
          <table:table-cell table:formula="of:=[.O42]+[.P41]" office:value-type="float" office:value="160">
            <text:p>160</text:p>
          </table:table-cell>
          <table:table-cell table:formula="of:=[.P42]+[.Q41]" office:value-type="float" office:value="160">
            <text:p>160</text:p>
          </table:table-cell>
          <table:table-cell table:formula="of:=[.Q42]+[.R41]" office:value-type="float" office:value="170">
            <text:p>170</text:p>
          </table:table-cell>
          <table:table-cell table:formula="of:=[.R42]+[.S41]" office:value-type="float" office:value="170">
            <text:p>170</text:p>
          </table:table-cell>
          <table:table-cell table:formula="of:=[.S42]+[.T41]" office:value-type="float" office:value="170">
            <text:p>170</text:p>
          </table:table-cell>
          <table:table-cell table:formula="of:=[.T42]+[.U41]" office:value-type="float" office:value="170">
            <text:p>170</text:p>
          </table:table-cell>
          <table:table-cell table:formula="of:=[.U42]+[.V41]" office:value-type="float" office:value="170">
            <text:p>170</text:p>
          </table:table-cell>
          <table:table-cell table:formula="of:=[.V42]+[.W41]" office:value-type="float" office:value="170">
            <text:p>170</text:p>
          </table:table-cell>
          <table:table-cell table:formula="of:=[.W42]+[.X41]" office:value-type="float" office:value="170">
            <text:p>170</text:p>
          </table:table-cell>
          <table:table-cell table:formula="of:=[.X42]+[.Y41]" office:value-type="float" office:value="170">
            <text:p>1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true">
            <text:p>TRU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5">
            <text:p>Langenburg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bigail Kutovnen #">
            <text:p>Abigail Kutovnen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Coralee Anderson #">
            <text:p>Coralee Anderson #</text:p>
          </table:table-cell>
          <table:table-cell table:style-name="ce77" table:formula="of:=[.S62]*20+[.Z62]+[.Z74]+[.Z84]" office:value-type="float" office:value="30">
            <text:p>30</text:p>
          </table:table-cell>
          <table:table-cell table:style-name="ce77" table:formula="of:=[.S74]" office:value-type="float" office:value="2">
            <text:p>2</text:p>
          </table:table-cell>
          <table:table-cell table:formula="of:=[.S62]+[.S74]" office:value-type="float" office:value="4">
            <text:p>4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e">
            <text:p>e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 office:value-type="string" office:string-value="c">
            <text:p>c</text:p>
          </table:table-cell>
          <table:table-cell table:style-name="ce78" table:formula="of:=IF([Quiz.Q15]=0;&quot;&quot;;[Quiz.Q15])" office:value-type="string" office:string-value="e">
            <text:p>e</text:p>
          </table:table-cell>
          <table:table-cell table:style-name="ce78" table:formula="of:=IF([Quiz.R15]=0;&quot;&quot;;[Quiz.R15])" office:value-type="string" office:string-value="c">
            <text:p>c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>
            <text:p/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Joseph Hrycak #">
            <text:p>Joseph Hrycak #</text:p>
          </table:table-cell>
          <table:table-cell table:style-name="ce77" table:formula="of:=[.S64]*20+[.Z64]+[.Z76]+[.Z86]" office:value-type="float" office:value="60">
            <text:p>6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4">
            <text:p>4</text:p>
          </table:table-cell>
          <table:table-cell table:style-name="ce78" table:formula="of:=IF([Quiz.D17]=0;&quot;&quot;;[Quiz.D17])" office:value-type="string" office:string-value="e">
            <text:p>e</text:p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 office:value-type="string" office:string-value="c">
            <text:p>c</text:p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c">
            <text:p>c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 office:value-type="string" office:string-value="c">
            <text:p>c</text:p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40">
            <text:p>4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60">
            <text:p>6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80">
            <text:p>8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00">
            <text:p>100</text:p>
          </table:table-cell>
          <table:table-cell table:style-name="ce78" table:formula="of:=IF([.R92]=0;&quot;&quot;;[.R93])" office:value-type="float" office:value="90">
            <text:p>90</text:p>
          </table:table-cell>
          <table:table-cell table:style-name="ce78" table:formula="of:=IF([.S92]=0;&quot;&quot;;[.S93])" office:value-type="float" office:value="110">
            <text:p>11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1">
            <text:p>1</text:p>
          </table:table-cell>
          <table:table-cell table:formula="of:=IF(LOWER([.F56])=&quot;e&quot;;[.E76]+1;[.E76])" office:value-type="float" office:value="1">
            <text:p>1</text:p>
          </table:table-cell>
          <table:table-cell table:formula="of:=IF(LOWER([.G56])=&quot;e&quot;;[.F76]+1;[.F76])" office:value-type="float" office:value="1">
            <text:p>1</text:p>
          </table:table-cell>
          <table:table-cell table:formula="of:=IF(LOWER([.H56])=&quot;e&quot;;[.G76]+1;[.G76])" office:value-type="float" office:value="1">
            <text:p>1</text:p>
          </table:table-cell>
          <table:table-cell table:formula="of:=IF(LOWER([.I56])=&quot;e&quot;;[.H76]+1;[.H76])" office:value-type="float" office:value="1">
            <text:p>1</text:p>
          </table:table-cell>
          <table:table-cell table:formula="of:=IF(LOWER([.J56])=&quot;e&quot;;[.I76]+1;[.I76])" office:value-type="float" office:value="1">
            <text:p>1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1">
            <text:p>1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1">
            <text:p>1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bigail Kutovnen #">
            <text:p>Abigail Kutovn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ralee Anderson #">
            <text:p>Coralee Anderso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seph Hrycak #">
            <text:p>Joseph Hryca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100">
            <text:p>10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true">
            <text:p>TRU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true">
            <text:p>TRU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ussell 1">
            <text:p>Russell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Faith Klimack #">
            <text:p>Faith Klimack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Noah Belhumer #">
            <text:p>Noah Belhumer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Diana Grams #">
            <text:p>Diana Grams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Logan Bartkiw #">
            <text:p>Logan Bartkiw #</text:p>
          </table:table-cell>
          <table:table-cell table:style-name="ce77" table:formula="of:=[.S115]*20+[.Z115]+[.Z127]+[.Z137]" office:value-type="float" office:value="20">
            <text:p>2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2">
            <text:p>2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 office:value-type="string" office:string-value="c">
            <text:p>c</text:p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 office:value-type="string" office:string-value="e">
            <text:p>e</text:p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Luke Massey #">
            <text:p>Luke Massey #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30">
            <text:p>3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Faith Klimack #">
            <text:p>Faith Klimac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oah Belhumer #">
            <text:p>Noah Belhum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iana Grams #">
            <text:p>Diana Gram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Logan Bartkiw #">
            <text:p>Logan Bartkiw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Luke Massey #">
            <text:p>Luke Masse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30">
            <text:p>30</text:p>
          </table:table-cell>
          <table:table-cell table:formula="of:=[.R144]+[.S143]" office:value-type="float" office:value="30">
            <text:p>30</text:p>
          </table:table-cell>
          <table:table-cell table:formula="of:=[.S144]+[.T143]" office:value-type="float" office:value="30">
            <text:p>30</text:p>
          </table:table-cell>
          <table:table-cell table:formula="of:=[.T144]+[.U143]" office:value-type="float" office:value="30">
            <text:p>30</text:p>
          </table:table-cell>
          <table:table-cell table:formula="of:=[.U144]+[.V143]" office:value-type="float" office:value="30">
            <text:p>30</text:p>
          </table:table-cell>
          <table:table-cell table:formula="of:=[.V144]+[.W143]" office:value-type="float" office:value="30">
            <text:p>30</text:p>
          </table:table-cell>
          <table:table-cell table:formula="of:=[.W144]+[.X143]" office:value-type="float" office:value="30">
            <text:p>30</text:p>
          </table:table-cell>
          <table:table-cell table:formula="of:=[.X144]+[.Y143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5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40:34.52</meta:creation-date>
    <meta:editing-duration>PT9M31S</meta:editing-duration>
    <meta:editing-cycles>2</meta:editing-cycles>
    <meta:generator>OpenOffice/4.1.5$Win32 OpenOffice.org_project/415m1$Build-9789</meta:generator>
    <dc:date>2019-10-26T15:05:36.43</dc:date>
    <meta:document-statistic meta:table-count="5" meta:cell-count="4333" meta:object-count="0"/>
  </office:meta>
</office:document-meta>
</file>